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3.467cm"/>
    </style:style>
    <style:style style:name="Column2" style:family="table-column">
      <style:table-column-properties style:column-width="3.043cm"/>
    </style:style>
    <style:style style:name="Row1" style:family="table-row"/>
    <style:style style:name="Cell1" style:family="table-cell">
      <style:table-cell-properties fo:background-color="#ffbf47" style:vertical-align="top" fo:padding-top="0.176cm" fo:border-top="#ffbf47 0.035cm solid" fo:padding-bottom="0.176cm" fo:border-bottom="#ffbf47 0.035cm solid" fo:padding-left="0.176cm" fo:border-left="#ffbf47 0.035cm solid" fo:padding-right="0.176cm" fo:border-right="#ffbf47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ffbf47" style:vertical-align="top" fo:padding-top="0.176cm" fo:border-top="#ffbf47 0.035cm solid" fo:padding-bottom="0.176cm" fo:border-bottom="#ffbf47 0.035cm solid" fo:padding-left="0.176cm" fo:border-left="#ffbf47 0.035cm solid" fo:padding-right="0.176cm" fo:border-right="#ffbf47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0.954cm"/>
    </style:style>
    <style:style style:name="Column4" style:family="table-column">
      <style:table-column-properties style:column-width="5.556cm"/>
    </style:style>
    <style:style style:name="Row2" style:family="table-row"/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ffbf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ffbf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ffbf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ffbf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ffbf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ffbf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ffbf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ffbf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ffbf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ffbf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1_1" style:family="text">
      <style:text-properties fo:color="#ffbf47" style:font-name="Arial" style:font-name-asian="Arial" style:font-name-complex="Arial"/>
    </style:style>
    <style:style style:name="T11_2" style:family="text">
      <style:text-properties fo:color="#ffbf47" style:font-name="Arial" style:font-name-asian="Arial" style:font-name-complex="Arial"/>
    </style:style>
    <style:style style:name="T11_3" style:family="text">
      <style:text-properties fo:color="#ffbf47" style:font-name="Arial" style:font-name-asian="Arial" style:font-name-complex="Arial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P1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color="#ffbf47" fo:font-size="16pt" style:font-size-asian="16pt" style:font-size-complex="16pt"/>
    </style:style>
    <style:style style:name="T18_2" style:family="text">
      <style:text-properties fo:color="#ffbf47" fo:font-size="16pt" style:font-size-asian="16pt" style:font-size-complex="16pt"/>
    </style:style>
    <style:style style:name="T18_3" style:family="text">
      <style:text-properties fo:color="#ffbf47" fo:font-size="16pt" style:font-size-asian="16pt" style:font-size-complex="16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P2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David</text:span><text:span text:style-name="T2_2"><text:s/></text:span><text:span text:style-name="T2_3">high</text:span><text:span text:style-name="T2_4"><text:s/></text:span><text:span text:style-name="T2_5">confidence</text:span><text:span text:style-name="T2_6">,<text:s/></text:span><text:span text:style-name="T2_7">low</text:span><text:span text:style-name="T2_8"><text:s/></text:span><text:span text:style-name="T2_9">access</text:span></text:p>
            <text:p text:style-name="P3"/>
            <text:p text:style-name="P4"><text:span text:style-name="T4_1">“</text:span><text:span text:style-name="T4_2">Life</text:span><text:span text:style-name="T4_3"><text:s/></text:span><text:span text:style-name="T4_4">has</text:span><text:span text:style-name="T4_5"><text:s/></text:span><text:span text:style-name="T4_6">thrown</text:span><text:span text:style-name="T4_7"><text:s/></text:span><text:span text:style-name="T4_8">me</text:span><text:span text:style-name="T4_9"><text:s/></text:span><text:span text:style-name="T4_10">a</text:span><text:span text:style-name="T4_11"><text:s/></text:span><text:span text:style-name="T4_12">right</text:span><text:span text:style-name="T4_13"><text:s/></text:span><text:span text:style-name="T4_14">curve</text:span><text:span text:style-name="T4_15"><text:s/></text:span><text:span text:style-name="T4_16">ball</text:span><text:span text:style-name="T4_17"><text:s/></text:span><text:span text:style-name="T4_18">but</text:span><text:span text:style-name="T4_19"><text:s/></text:span><text:span text:style-name="T4_20">I</text:span><text:span text:style-name="T4_21"><text:s/></text:span><text:span text:style-name="T4_22">don</text:span><text:span text:style-name="T4_23">’</text:span><text:span text:style-name="T4_24">t</text:span><text:span text:style-name="T4_25"><text:s/></text:span><text:span text:style-name="T4_26">want</text:span><text:span text:style-name="T4_27"><text:s/></text:span><text:span text:style-name="T4_28">to</text:span><text:span text:style-name="T4_29"><text:s/></text:span><text:span text:style-name="T4_30">let</text:span><text:span text:style-name="T4_31"><text:s/></text:span><text:span text:style-name="T4_32">that</text:span><text:span text:style-name="T4_33"><text:s/></text:span><text:span text:style-name="T4_34">stop</text:span><text:span text:style-name="T4_35"><text:s/></text:span><text:span text:style-name="T4_36">me</text:span><text:span text:style-name="T4_37"><text:s/></text:span><text:span text:style-name="T4_38">getting</text:span><text:span text:style-name="T4_39"><text:s/></text:span><text:span text:style-name="T4_40">on</text:span><text:span text:style-name="T4_41"><text:s/></text:span><text:span text:style-name="T4_42">with</text:span><text:span text:style-name="T4_43"><text:s/></text:span><text:span text:style-name="T4_44">my</text:span><text:span text:style-name="T4_45"><text:s/></text:span><text:span text:style-name="T4_46">plans</text:span><text:span text:style-name="T4_47">”</text:span></text:p>
          </table:table-cell>
          <table:table-cell table:style-name="Cell2">
            <text:p text:style-name="P5"/>
          </table:table-cell>
        </table:table-row>
      </table:table>
      <text:p text:style-name="P6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7"><text:span text:style-name="T7_1">Age</text:span><text:span text:style-name="T7_2">:</text:span><text:span text:style-name="T7_3"><text:s/></text:span><text:span text:style-name="T7_4">32</text:span></text:p>
            <text:p text:style-name="P8"><text:span text:style-name="T8_1">Job</text:span><text:span text:style-name="T8_2">:</text:span><text:span text:style-name="T8_3"><text:s/></text:span><text:span text:style-name="T8_4">unemployed</text:span></text:p>
            <text:p text:style-name="P9"><text:span text:style-name="T9_1">Digital</text:span><text:span text:style-name="T9_2"><text:s/></text:span><text:span text:style-name="T9_3">inclusion</text:span><text:span text:style-name="T9_4"><text:s/></text:span><text:span text:style-name="T9_5">scale</text:span><text:span text:style-name="T9_6">:<text:s/></text:span><text:span text:style-name="T9_7">2,<text:s/></text:span><text:span text:style-name="T9_8">was</text:span><text:span text:style-name="T9_9"><text:s/></text:span><text:span text:style-name="T9_10">online</text:span><text:span text:style-name="T9_11"><text:s/></text:span><text:span text:style-name="T9_12">but</text:span><text:span text:style-name="T9_13"><text:s/></text:span><text:span text:style-name="T9_14">no</text:span><text:span text:style-name="T9_15"><text:s/></text:span><text:span text:style-name="T9_16">longer</text:span></text:p>
          </table:table-cell>
          <table:table-cell table:style-name="Cell4">
            <text:p text:style-name="P10"/>
          </table:table-cell>
        </table:table-row>
      </table:table>
      <text:h text:style-name="P11" text:outline-level="10"><text:bookmark-start text:name="h.7xxuwsf9iha3"/><text:bookmark-end text:name="h.7xxuwsf9iha3"/><text:span text:style-name="T11_1">About</text:span><text:span text:style-name="T11_2"><text:s/></text:span><text:span text:style-name="T11_3">David</text:span></text:h>
      <text:p text:style-name="P12"><text:span text:style-name="T12_1">When</text:span><text:span text:style-name="T12_2"><text:s/></text:span><text:span text:style-name="T12_3">David</text:span><text:span text:style-name="T12_4"><text:s/></text:span><text:span text:style-name="T12_5">was</text:span><text:span text:style-name="T12_6"><text:s/>20,<text:s/></text:span><text:span text:style-name="T12_7">he</text:span><text:span text:style-name="T12_8"><text:s/></text:span><text:span text:style-name="T12_9">was</text:span><text:span text:style-name="T12_10"><text:s/></text:span><text:span text:style-name="T12_11">involved</text:span><text:span text:style-name="T12_12"><text:s/></text:span><text:span text:style-name="T12_13">in</text:span><text:span text:style-name="T12_14"><text:s/></text:span><text:span text:style-name="T12_15">a</text:span><text:span text:style-name="T12_16"><text:s/></text:span><text:span text:style-name="T12_17">car</text:span><text:span text:style-name="T12_18"><text:s/></text:span><text:span text:style-name="T12_19">accident</text:span><text:span text:style-name="T12_20"><text:s/></text:span><text:span text:style-name="T12_21">that</text:span><text:span text:style-name="T12_22"><text:s/></text:span><text:span text:style-name="T12_23">left</text:span><text:span text:style-name="T12_24"><text:s/></text:span><text:span text:style-name="T12_25">him</text:span><text:span text:style-name="T12_26"><text:s/></text:span><text:span text:style-name="T12_27">physically</text:span><text:span text:style-name="T12_28"><text:s/></text:span><text:span text:style-name="T12_29">disabled</text:span><text:span text:style-name="T12_30"><text:s/></text:span><text:span text:style-name="T12_31">with</text:span><text:span text:style-name="T12_32"><text:s/></text:span><text:span text:style-name="T12_33">speech</text:span><text:span text:style-name="T12_34"><text:s/></text:span><text:span text:style-name="T12_35">difficulties</text:span><text:span text:style-name="T12_36">.<text:s/></text:span></text:p>
      <text:p text:style-name="P13"/>
      <text:p text:style-name="P14"><text:span text:style-name="T14_1">David</text:span><text:span text:style-name="T14_2"><text:s/></text:span><text:span text:style-name="T14_3">needs</text:span><text:span text:style-name="T14_4"><text:s/></text:span><text:span text:style-name="T14_5">constant</text:span><text:span text:style-name="T14_6"><text:s/></text:span><text:span text:style-name="T14_7">care</text:span><text:span text:style-name="T14_8"><text:s/></text:span><text:span text:style-name="T14_9">and</text:span><text:span text:style-name="T14_10"><text:s/></text:span><text:span text:style-name="T14_11">lives</text:span><text:span text:style-name="T14_12"><text:s/></text:span><text:span text:style-name="T14_13">at</text:span><text:span text:style-name="T14_14"><text:s/></text:span><text:span text:style-name="T14_15">home</text:span><text:span text:style-name="T14_16"><text:s/></text:span><text:span text:style-name="T14_17">with</text:span><text:span text:style-name="T14_18"><text:s/></text:span><text:span text:style-name="T14_19">his</text:span><text:span text:style-name="T14_20"><text:s/></text:span><text:span text:style-name="T14_21">siblings</text:span><text:span text:style-name="T14_22"><text:s/></text:span><text:span text:style-name="T14_23">who</text:span><text:span text:style-name="T14_24"><text:s/></text:span><text:span text:style-name="T14_25">are</text:span><text:span text:style-name="T14_26"><text:s/></text:span><text:span text:style-name="T14_27">his</text:span><text:span text:style-name="T14_28"><text:s/></text:span><text:span text:style-name="T14_29">primary</text:span><text:span text:style-name="T14_30"><text:s/></text:span><text:span text:style-name="T14_31">carers</text:span><text:span text:style-name="T14_32">.<text:s/></text:span><text:span text:style-name="T14_33">His</text:span><text:span text:style-name="T14_34"><text:s/></text:span><text:span text:style-name="T14_35">parents</text:span><text:span text:style-name="T14_36"><text:s/></text:span><text:span text:style-name="T14_37">used</text:span><text:span text:style-name="T14_38"><text:s/></text:span><text:span text:style-name="T14_39">to</text:span><text:span text:style-name="T14_40"><text:s/></text:span><text:span text:style-name="T14_41">take</text:span><text:span text:style-name="T14_42"><text:s/></text:span><text:span text:style-name="T14_43">care</text:span><text:span text:style-name="T14_44"><text:s/></text:span><text:span text:style-name="T14_45">of</text:span><text:span text:style-name="T14_46"><text:s/></text:span><text:span text:style-name="T14_47">him</text:span><text:span text:style-name="T14_48"><text:s/></text:span><text:span text:style-name="T14_49">and</text:span><text:span text:style-name="T14_50"><text:s/></text:span><text:span text:style-name="T14_51">support</text:span><text:span text:style-name="T14_52"><text:s/></text:span><text:span text:style-name="T14_53">him</text:span><text:span text:style-name="T14_54">,<text:s/></text:span><text:span text:style-name="T14_55">but</text:span><text:span text:style-name="T14_56"><text:s/></text:span><text:span text:style-name="T14_57">both</text:span><text:span text:style-name="T14_58"><text:s/></text:span><text:span text:style-name="T14_59">his</text:span><text:span text:style-name="T14_60"><text:s/></text:span><text:span text:style-name="T14_61">parents</text:span><text:span text:style-name="T14_62"><text:s/></text:span><text:span text:style-name="T14_63">died</text:span><text:span text:style-name="T14_64"><text:s/></text:span><text:span text:style-name="T14_65">within</text:span><text:span text:style-name="T14_66"><text:s/></text:span><text:span text:style-name="T14_67">the</text:span><text:span text:style-name="T14_68"><text:s/></text:span><text:span text:style-name="T14_69">last</text:span><text:span text:style-name="T14_70"><text:s/>8<text:s/></text:span><text:span text:style-name="T14_71">years</text:span><text:span text:style-name="T14_72">.<text:s/></text:span><text:span text:style-name="T14_73">David</text:span><text:span text:style-name="T14_74">’</text:span><text:span text:style-name="T14_75">s</text:span><text:span text:style-name="T14_76"><text:s/></text:span><text:span text:style-name="T14_77">family</text:span><text:span text:style-name="T14_78"><text:s/></text:span><text:span text:style-name="T14_79">have</text:span><text:span text:style-name="T14_80"><text:s/></text:span><text:span text:style-name="T14_81">a</text:span><text:span text:style-name="T14_82"><text:s/></text:span><text:span text:style-name="T14_83">lot</text:span><text:span text:style-name="T14_84"><text:s/></text:span><text:span text:style-name="T14_85">of</text:span><text:span text:style-name="T14_86"><text:s/></text:span><text:span text:style-name="T14_87">support</text:span><text:span text:style-name="T14_88"><text:s/></text:span><text:span text:style-name="T14_89">through</text:span><text:span text:style-name="T14_90"><text:s/></text:span><text:span text:style-name="T14_91">his</text:span><text:span text:style-name="T14_92"><text:s/></text:span><text:span text:style-name="T14_93">social</text:span><text:span text:style-name="T14_94"><text:s/></text:span><text:span text:style-name="T14_95">care</text:span><text:span text:style-name="T14_96"><text:s/></text:span><text:span text:style-name="T14_97">worker</text:span><text:span text:style-name="T14_98">.</text:span></text:p>
      <text:p text:style-name="P15"/>
      <text:p text:style-name="P16"><text:span text:style-name="T16_1">When</text:span><text:span text:style-name="T16_2"><text:s/></text:span><text:span text:style-name="T16_3">the</text:span><text:span text:style-name="T16_4"><text:s/></text:span><text:span text:style-name="T16_5">accident</text:span><text:span text:style-name="T16_6"><text:s/></text:span><text:span text:style-name="T16_7">happened</text:span><text:span text:style-name="T16_8">,<text:s/></text:span><text:span text:style-name="T16_9">David</text:span><text:span text:style-name="T16_10"><text:s/></text:span><text:span text:style-name="T16_11">had</text:span><text:span text:style-name="T16_12"><text:s/></text:span><text:span text:style-name="T16_13">just</text:span><text:span text:style-name="T16_14"><text:s/></text:span><text:span text:style-name="T16_15">got</text:span><text:span text:style-name="T16_16"><text:s/></text:span><text:span text:style-name="T16_17">a</text:span><text:span text:style-name="T16_18"><text:s/></text:span><text:span text:style-name="T16_19">place</text:span><text:span text:style-name="T16_20"><text:s/></text:span><text:span text:style-name="T16_21">at</text:span><text:span text:style-name="T16_22"><text:s/></text:span><text:span text:style-name="T16_23">Manchester</text:span><text:span text:style-name="T16_24"><text:s/></text:span><text:span text:style-name="T16_25">University</text:span><text:span text:style-name="T16_26"><text:s/></text:span><text:span text:style-name="T16_27">to</text:span><text:span text:style-name="T16_28"><text:s/></text:span><text:span text:style-name="T16_29">study</text:span><text:span text:style-name="T16_30"><text:s/></text:span><text:span text:style-name="T16_31">history</text:span><text:span text:style-name="T16_32">.<text:s/>12<text:s/></text:span><text:span text:style-name="T16_33">years</text:span><text:span text:style-name="T16_34"><text:s/></text:span><text:span text:style-name="T16_35">on</text:span><text:span text:style-name="T16_36">,<text:s/></text:span><text:span text:style-name="T16_37">David</text:span><text:span text:style-name="T16_38"><text:s/></text:span><text:span text:style-name="T16_39">has</text:span><text:span text:style-name="T16_40"><text:s/></text:span><text:span text:style-name="T16_41">decided</text:span><text:span text:style-name="T16_42"><text:s/></text:span><text:span text:style-name="T16_43">he</text:span><text:span text:style-name="T16_44"><text:s/></text:span><text:span text:style-name="T16_45">would</text:span><text:span text:style-name="T16_46"><text:s/></text:span><text:span text:style-name="T16_47">like</text:span><text:span text:style-name="T16_48"><text:s/></text:span><text:span text:style-name="T16_49">to</text:span><text:span text:style-name="T16_50"><text:s/></text:span><text:span text:style-name="T16_51">see</text:span><text:span text:style-name="T16_52"><text:s/></text:span><text:span text:style-name="T16_53">if</text:span><text:span text:style-name="T16_54"><text:s/></text:span><text:span text:style-name="T16_55">he</text:span><text:span text:style-name="T16_56"><text:s/></text:span><text:span text:style-name="T16_57">could</text:span><text:span text:style-name="T16_58"><text:s/></text:span><text:span text:style-name="T16_59">go</text:span><text:span text:style-name="T16_60"><text:s/></text:span><text:span text:style-name="T16_61">to</text:span><text:span text:style-name="T16_62"><text:s/></text:span><text:span text:style-name="T16_63">university</text:span><text:span text:style-name="T16_64"><text:s/></text:span><text:span text:style-name="T16_65">to</text:span><text:span text:style-name="T16_66"><text:s/></text:span><text:span text:style-name="T16_67">fulfil</text:span><text:span text:style-name="T16_68"><text:s/></text:span><text:span text:style-name="T16_69">his</text:span><text:span text:style-name="T16_70"><text:s/></text:span><text:span text:style-name="T16_71">dream</text:span><text:span text:style-name="T16_72"><text:s/></text:span><text:span text:style-name="T16_73">of</text:span><text:span text:style-name="T16_74"><text:s/></text:span><text:span text:style-name="T16_75">doing</text:span><text:span text:style-name="T16_76"><text:s/></text:span><text:span text:style-name="T16_77">a</text:span><text:span text:style-name="T16_78"><text:s/></text:span><text:span text:style-name="T16_79">degree</text:span><text:span text:style-name="T16_80">.<text:s/></text:span><text:span text:style-name="T16_81">His</text:span><text:span text:style-name="T16_82"><text:s/></text:span><text:span text:style-name="T16_83">family</text:span><text:span text:style-name="T16_84"><text:s/></text:span><text:span text:style-name="T16_85">are</text:span><text:span text:style-name="T16_86"><text:s/></text:span><text:span text:style-name="T16_87">encouraging</text:span><text:span text:style-name="T16_88">,<text:s/></text:span><text:span text:style-name="T16_89">but</text:span><text:span text:style-name="T16_90"><text:s/></text:span><text:span text:style-name="T16_91">also</text:span><text:span text:style-name="T16_92"><text:s/></text:span><text:span text:style-name="T16_93">worried</text:span><text:span text:style-name="T16_94"><text:s/></text:span><text:span text:style-name="T16_95">about</text:span><text:span text:style-name="T16_96"><text:s/></text:span><text:span text:style-name="T16_97">who</text:span><text:span text:style-name="T16_98"><text:s/></text:span><text:span text:style-name="T16_99">will</text:span><text:span text:style-name="T16_100"><text:s/></text:span><text:span text:style-name="T16_101">care</text:span><text:span text:style-name="T16_102"><text:s/></text:span><text:span text:style-name="T16_103">for</text:span><text:span text:style-name="T16_104"><text:s/></text:span><text:span text:style-name="T16_105">him</text:span><text:span text:style-name="T16_106"><text:s/></text:span><text:span text:style-name="T16_107">if</text:span><text:span text:style-name="T16_108"><text:s/></text:span><text:span text:style-name="T16_109">he</text:span><text:span text:style-name="T16_110"><text:s/></text:span><text:span text:style-name="T16_111">decides</text:span><text:span text:style-name="T16_112"><text:s/></text:span><text:span text:style-name="T16_113">to</text:span><text:span text:style-name="T16_114"><text:s/></text:span><text:span text:style-name="T16_115">live</text:span><text:span text:style-name="T16_116"><text:s/></text:span><text:span text:style-name="T16_117">away</text:span><text:span text:style-name="T16_118"><text:s/></text:span><text:span text:style-name="T16_119">from</text:span><text:span text:style-name="T16_120"><text:s/></text:span><text:span text:style-name="T16_121">home</text:span><text:span text:style-name="T16_122">,<text:s/></text:span><text:span text:style-name="T16_123">and</text:span><text:span text:style-name="T16_124"><text:s/></text:span><text:span text:style-name="T16_125">how</text:span><text:span text:style-name="T16_126"><text:s/></text:span><text:span text:style-name="T16_127">they</text:span><text:span text:style-name="T16_128"><text:s/></text:span><text:span text:style-name="T16_129">would</text:span><text:span text:style-name="T16_130"><text:s/></text:span><text:span text:style-name="T16_131">afford</text:span><text:span text:style-name="T16_132"><text:s/></text:span><text:span text:style-name="T16_133">it</text:span><text:span text:style-name="T16_134">.</text:span></text:p>
      <text:p text:style-name="P17"/>
      <text:p text:style-name="P18"><text:span text:style-name="T18_1">Internet</text:span><text:span text:style-name="T18_2"><text:s/></text:span><text:span text:style-name="T18_3">use</text:span></text:p>
      <text:p text:style-name="P19"><text:span text:style-name="T19_1">When</text:span><text:span text:style-name="T19_2"><text:s/></text:span><text:span text:style-name="T19_3">it</text:span><text:span text:style-name="T19_4"><text:s/></text:span><text:span text:style-name="T19_5">comes</text:span><text:span text:style-name="T19_6"><text:s/></text:span><text:span text:style-name="T19_7">to</text:span><text:span text:style-name="T19_8"><text:s/></text:span><text:span text:style-name="T19_9">using</text:span><text:span text:style-name="T19_10"><text:s/></text:span><text:span text:style-name="T19_11">the</text:span><text:span text:style-name="T19_12"><text:s/></text:span><text:span text:style-name="T19_13">internet</text:span><text:span text:style-name="T19_14">,<text:s/></text:span><text:span text:style-name="T19_15">David</text:span><text:span text:style-name="T19_16">:</text:span></text:p>
      <text:list text:style-name="LS1" xml:id="list0">
        <text:list-item>
          <text:p text:style-name="P20"><text:span text:style-name="T20_1">was</text:span><text:span text:style-name="T20_2"><text:s/></text:span><text:span text:style-name="T20_3">confident</text:span><text:span text:style-name="T20_4"><text:s/></text:span><text:span text:style-name="T20_5">online</text:span><text:span text:style-name="T20_6"><text:s/></text:span><text:span text:style-name="T20_7">prior</text:span><text:span text:style-name="T20_8"><text:s/></text:span><text:span text:style-name="T20_9">to</text:span><text:span text:style-name="T20_10"><text:s/></text:span><text:span text:style-name="T20_11">his</text:span><text:span text:style-name="T20_12"><text:s/></text:span><text:span text:style-name="T20_13">accident</text:span></text:p>
        </text:list-item>
        <text:list-item>
          <text:p text:style-name="P21"><text:span text:style-name="T21_1">has</text:span><text:span text:style-name="T21_2"><text:s/></text:span><text:span text:style-name="T21_3">Wi</text:span><text:span text:style-name="T21_4">-</text:span><text:span text:style-name="T21_5">Fi</text:span><text:span text:style-name="T21_6"><text:s/></text:span><text:span text:style-name="T21_7">access</text:span><text:span text:style-name="T21_8"><text:s/></text:span><text:span text:style-name="T21_9">at</text:span><text:span text:style-name="T21_10"><text:s/></text:span><text:span text:style-name="T21_11">home</text:span></text:p>
        </text:list-item>
        <text:list-item>
          <text:p text:style-name="P22"><text:span text:style-name="T22_1">requires</text:span><text:span text:style-name="T22_2"><text:s/></text:span><text:span text:style-name="T22_3">assistive</text:span><text:span text:style-name="T22_4"><text:s/></text:span><text:span text:style-name="T22_5">technology</text:span><text:span text:style-name="T22_6"><text:s/>-<text:s/></text:span><text:span text:style-name="T22_7">a</text:span><text:span text:style-name="T22_8"><text:s/></text:span><text:span text:style-name="T22_9">Disabled</text:span><text:span text:style-name="T22_10"><text:s/></text:span><text:span text:style-name="T22_11">Student</text:span><text:span text:style-name="T22_12"><text:s/></text:span><text:span text:style-name="T22_13">Allowance</text:span><text:span text:style-name="T22_14"><text:s/></text:span><text:span text:style-name="T22_15">could</text:span><text:span text:style-name="T22_16"><text:s/></text:span><text:span text:style-name="T22_17">help</text:span>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